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664" officeooo:paragraph-rsid="001dc6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<text:soft-page-break/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<text:soft-page-break/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>This is a word document!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1:26:59.386119079</meta:creation-date>
    <dc:date>2020-10-22T11:34:17.574695670</dc:date>
    <meta:editing-duration>PT7M19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3" meta:paragraph-count="110" meta:word-count="550" meta:character-count="2640" meta:non-whitespace-character-count="2200"/>
  </office:meta>
</office:document-meta>
</file>